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127" officeooo:paragraph-rsid="000cf127"/>
    </style:style>
    <style:style style:name="P2" style:family="paragraph" style:parent-style-name="Standard">
      <style:text-properties officeooo:rsid="000d9528" officeooo:paragraph-rsid="000d9528"/>
    </style:style>
    <style:style style:name="T1" style:family="text">
      <style:text-properties officeooo:rsid="000d9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ыравнивание структуры белка – это ценный инструмент для фолдинга белков и классифицикации функций. <text:span text:style-name="T1">Успех структурной геномики, направленной на экспериментальное определение трёхмерных структур тысяч репрезентативных белков, в решающей степени зависит от нашей способности разрабатывать точные инструменты для сравнения белковых структрур. Однако, несмотря на свою исключительную важность, проблема по-прежнему не имеет быстрого и точного решения. В то время, как некоторые функции скоринга структурного полобия могут быть аппроксимированы за полиномиальное время, нат никакой процедуры для оптимизации любой меры структурного выравнивания. В своей обзорной статье о прогрессе в области сравнения структур Тейлор и коллеги пишут: “в сравнении структур у нас даже нет алгоритма, который гарантирует оптимальный овтет для пары структур”.</text:span></text:p>
      <text:p text:style-name="P1"/>
      <text:p text:style-name="P2">Существует несколько различных, но связанных между собой определений оптимального выравнивания двух белков. Некоторые методы определяют оптимальную суперпозицию, минимизирующую расстояние между выровненными атомами. Другие методы пытаются минимизировать разницу между внутриатомными расстояниями.</text:p>
      <text:p text:style-name="P2"/>
      <text:p text:style-name="P2">Недавно было введено несколько методов улучшения соответствия белковых структур, включая методы, основанные на фенотипической пластичности и метод гибких выравниваний последовательностью локальных преобразова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8:47:38.230155250</meta:creation-date>
    <dc:date>2018-05-19T19:35:57.224086008</dc:date>
    <meta:editing-duration>PT38M8S</meta:editing-duration>
    <meta:editing-cycles>1</meta:editing-cycles>
    <meta:document-statistic meta:table-count="0" meta:image-count="0" meta:object-count="0" meta:page-count="1" meta:paragraph-count="3" meta:word-count="157" meta:character-count="1343" meta:non-whitespace-character-count="1188"/>
    <meta:generator>LibreOffice/5.1.6.2$Linux_X86_64 LibreOffice_project/10m0$Build-2</meta:generator>
  </office:meta>
</office:document-meta>
</file>